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74c4e" officeooo:paragraph-rsid="00074c4e"/>
    </style:style>
    <style:style style:name="P2" style:family="paragraph" style:parent-style-name="Standard">
      <style:text-properties officeooo:rsid="00074c4e" officeooo:paragraph-rsid="00074c4e"/>
    </style:style>
    <style:style style:name="P3" style:family="paragraph" style:parent-style-name="Standard">
      <style:text-properties fo:font-weight="bold" officeooo:rsid="00074c4e" officeooo:paragraph-rsid="00074c4e" style:font-weight-asian="bold" style:font-weight-complex="bold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Text_20_body">
      <style:text-properties officeooo:paragraph-rsid="00074c4e"/>
    </style:style>
    <style:style style:name="T1" style:family="text">
      <style:text-properties officeooo:rsid="0008d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31957783680_1169"/>Refactorizando un proyecto</text:h>
      <text:p text:style-name="P5"/>
      <text:p text:style-name="P4">En un documento de pdf capture y explique los siguientes pasos que deberá realizar:</text:p>
      <text:p text:style-name="P4"> importe el proyecto a su IDE eclipse.</text:p>
      <text:p text:style-name="P4">Explique que entidades hay en el proyecto y que representan.</text:p>
      <text:p text:style-name="P4"><text:bookmark text:name="yui_3_17_2_1_1731957783680_1168"/>Diseñe un diseño E/R para representar la base de datos que daría soporte a dicho proyecto.</text:p>
      <text:p text:style-name="P4">Pruebe el proyecto, explique el contenido de cada paquete y clase diciendo que función tienen dentro del proyecto.</text:p>
      <text:p text:style-name="P4">Realice todas las capturas necesarias para probar que la tarea se ha realizado correctamente, deberá aparecer su nombre y fecha en cada captura.</text:p>
      <text:p text:style-name="P4"/>
      <text:p text:style-name="P4">Realice los comentarios o sugerencias al proyecto que considere oportunos.</text:p>
      <text:p text:style-name="P3">- <text:span text:style-name="T1">Importar proyecto:</text:span></text:p>
      <text:p text:style-name="P2"><text:span text:style-name="T1">Una vez el zip descargado y descomprimido, desde nuestro workspace de eclipse le se pulsará click derecho &gt; nuevo proyecto java → en la segunda opción que sale deshabilitada, se desmarcará y se elige la carpeta donde está nuestro proyecto descomprimido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0:36:15.704000000</meta:creation-date>
    <dc:date>2024-11-18T22:46:19.392000000</dc:date>
    <meta:editing-duration>PT2H10M3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0" meta:word-count="145" meta:character-count="902" meta:non-whitespace-character-count="766"/>
  </office:meta>
</office:document-meta>
</file>